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ab345" officeooo:paragraph-rsid="000ab345"/>
    </style:style>
    <style:style style:name="T1" style:family="text">
      <style:text-properties officeooo:rsid="000b1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a persona alla fine delle scuole superiori vuole decidere a quale facoltà</text:p>
      <text:p text:style-name="Standard">universitaria iscriversi, in base ai consigli che riceve e allo stipendio percepito il primo anno di lavoro</text:p>
      <text:p text:style-name="Standard">dopo la laurea. Per la maggior parte delle facoltà sono disponibili stime occupazionali dei</text:p>
      <text:p text:style-name="Standard">neolaureati. Come può decidere?</text:p>
      <text:p text:style-name="Standard"/>
      <text:p text:style-name="Standard"/>
      <text:p text:style-name="Standard"/>
      <text:p text:style-name="Standard"/>
      <text:p text:style-name="P1">Secondo me non è un problema che può essere risolto dal punto di vista informatico per la poca quantità di dati forniti <text:span text:style-name="T1">ed anche perché i “consigli” sono qualcosa di non oggettivo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45:35.918994922</meta:creation-date>
    <dc:date>2022-10-06T20:47:45.308212230</dc:date>
    <meta:editing-duration>PT2M1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5" meta:word-count="79" meta:character-count="484" meta:non-whitespace-character-count="410"/>
  </office:meta>
</office:document-meta>
</file>